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officeooo:rsid="00047b30" officeooo:paragraph-rsid="00047b3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047b30" officeooo:paragraph-rsid="00047b3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7b30" officeooo:paragraph-rsid="00047b30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icrosoft YaHei" fo:font-size="12pt" fo:letter-spacing="normal" fo:font-style="normal" fo:font-weight="normal" officeooo:rsid="00047b30" officeooo:paragraph-rsid="00047b30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 style:line-height-at-least="0.794cm" fo:text-align="start" style:justify-single-word="false" fo:widows="1" fo:padding="0cm" fo:border="none"/>
      <style:text-properties fo:font-variant="normal" fo:text-transform="none" fo:color="#000000" style:font-name="Microsoft YaHei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style:line-height-at-least="0.794cm" fo:text-align="start" style:justify-single-word="false" fo:widows="1" fo:padding="0cm" fo:border="none"/>
      <style:text-properties fo:font-variant="normal" fo:text-transform="none" fo:color="#000000" fo:font-size="12pt" fo:letter-spacing="normal" style:font-size-asian="12pt" style:font-size-complex="12pt"/>
    </style:style>
    <style:style style:name="P7" style:family="paragraph" style:parent-style-name="Preformatted_20_Text">
      <style:paragraph-properties style:line-height-at-least="0.794cm" fo:text-align="start" style:justify-single-word="false" fo:widows="1" fo:padding="0cm" fo:border="none"/>
      <style:text-properties fo:font-variant="normal" fo:text-transform="none" fo:color="#000000" style:font-name="Microsoft YaHei" fo:font-size="12pt" fo:letter-spacing="normal" fo:font-style="normal" fo:font-weight="normal" style:font-size-asian="12pt" style:font-size-complex="12pt"/>
    </style:style>
    <style:style style:name="T1" style:family="text">
      <style:text-properties style:font-name="Microsoft YaHei" fo:font-style="normal" fo:font-weight="normal"/>
    </style:style>
    <style:style style:name="T2" style:family="text">
      <style:text-properties style:font-name-asian="Microsoft YaHei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欧拉函数与欧拉筛</text:p>
      <text:p text:style-name="P3">欧拉函数：</text:p>
      <text:p text:style-name="P3">/*线性筛O(n)时间复杂度内筛出maxn内欧拉函数值*/</text:p>
      <text:p text:style-name="P3">int m[maxn],phi[maxn],p[maxn],pt;//m[i]是i的最小素因数，p是素数，pt是素数个数</text:p>
      <text:p text:style-name="P3"></text:p>
      <text:p text:style-name="P3">void make(){</text:p>
      <text:p text:style-name="P3"><text:tab/>phi[1]=1;</text:p>
      <text:p text:style-name="P3"><text:tab/>int N=maxn,k;</text:p>
      <text:p text:style-name="P3"><text:tab/>for(int i=2;i&lt;N;i++){</text:p>
      <text:p text:style-name="P3"><text:tab/><text:tab/>if(!m[i])p[pt++]=m[i]=i,phi[i]=i-1;</text:p>
      <text:p text:style-name="P3"><text:tab/><text:tab/>for(int j=0;j&lt;pt&amp;&amp;(k=p[j]*i)&lt;N;j++){</text:p>
      <text:p text:style-name="P3"><text:tab/><text:tab/><text:tab/>m[k]=p[j];</text:p>
      <text:p text:style-name="P3"><text:tab/><text:tab/><text:tab/>if(m[i]==p[j]){</text:p>
      <text:p text:style-name="P3"><text:tab/><text:tab/><text:tab/><text:tab/>phi[k]=phi[i]*p[j];</text:p>
      <text:p text:style-name="P3"><text:tab/><text:tab/><text:tab/><text:tab/>break; <text:s text:c="3"/></text:p>
      <text:p text:style-name="P3"><text:tab/><text:tab/><text:tab/>}</text:p>
      <text:p text:style-name="P3"><text:tab/><text:tab/><text:tab/>else phi[k]=phi[i]*(p[j]-1);</text:p>
      <text:p text:style-name="P3"><text:tab/><text:tab/>}</text:p>
      <text:p text:style-name="P3"><text:tab/>}</text:p>
      <text:p text:style-name="P3">}</text:p>
      <text:p text:style-name="P3"/>
      <text:p text:style-name="P3">欧拉筛：</text:p>
      <text:p text:style-name="P4">const int MAXN=3000001;</text:p>
      <text:p text:style-name="P6"><text:span text:style-name="T1">int prime[MAXN];//</text:span><text:span text:style-name="T2">保存素数 </text:span></text:p>
      <text:p text:style-name="P6"><text:span text:style-name="T1">bool vis[MAXN];//</text:span><text:span text:style-name="T2">初始化 </text:span></text:p>
      <text:p text:style-name="P7">void Prime(int n){</text:p>
      <text:p text:style-name="P6"><text:s text:c="8"/><text:span text:style-name="T1">int cnt=0;</text:span></text:p>
      <text:p text:style-name="P6"><text:s text:c="8"/><text:span text:style-name="T1">memset(vis,0,sizeof(vis));</text:span></text:p>
      <text:p text:style-name="P6"><text:s text:c="8"/><text:span text:style-name="T1">for(int i=2;i&lt;n;i++){</text:span></text:p>
      <text:p text:style-name="P6"><text:s text:c="16"/><text:span text:style-name="T1">if(!vis[i])</text:span></text:p>
      <text:p text:style-name="P6"><text:s text:c="16"/><text:span text:style-name="T1">prime[cnt++]=i;</text:span></text:p>
      <text:p text:style-name="P6"><text:s text:c="16"/><text:span text:style-name="T1">for(int j=0;j&lt;cnt&amp;&amp;i*prime[j]&lt;n;j++){</text:span></text:p>
      <text:p text:style-name="P6"><text:s text:c="24"/><text:span text:style-name="T1">vis[i*prime[j]]=1;</text:span></text:p>
      <text:p text:style-name="P6"><text:s text:c="24"/><text:span text:style-name="T1">if(i%prime[j]==0)break;</text:span></text:p>
      <text:p text:style-name="P6"><text:s text:c="16"/><text:span text:style-name="T1">}</text:span></text:p>
      <text:p text:style-name="P6"><text:s text:c="8"/><text:span text:style-name="T1">}</text:span></text:p>
      <text:p text:style-name="P5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fo:font-size="14pt" officeooo:rsid="00047b30" officeooo:paragraph-rsid="00047b3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欧拉函数与欧拉筛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33:59.326820945</meta:creation-date>
    <dc:date>2015-10-13T00:36:09.856434680</dc:date>
    <meta:editing-duration>P0D</meta:editing-duration>
    <meta:editing-cycles>1</meta:editing-cycles>
    <meta:document-statistic meta:table-count="0" meta:image-count="0" meta:object-count="0" meta:page-count="1" meta:paragraph-count="37" meta:word-count="119" meta:character-count="766" meta:non-whitespace-character-count="554"/>
    <meta:generator>LibreOffice/4.2.8.2$Linux_X86_64 LibreOffice_project/420m0$Build-2</meta:generator>
  </office:meta>
</office:document-meta>
</file>